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CE4D6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CE4D6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CE4D6" style:repeat-content="false"/>
      <style:paragraph-properties fo:text-align="center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2" table:number-rows-spanned="1" table:style-name="ce8">
            <text:p>Elapsed time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float" office:value="6.4970569999999999" table:style-name="ce3">
            <text:p>6,497057</text:p>
          </table:table-cell>
          <table:table-cell office:value-type="float" office:value="6.0849989999999998" table:style-name="ce3">
            <text:p>6,084999</text:p>
          </table:table-cell>
          <table:table-cell office:value-type="float" office:value="6.2006959999999998" table:style-name="ce3">
            <text:p>6,200696</text:p>
          </table:table-cell>
          <table:table-cell office:value-type="float" office:value="6.1855520000000004" table:style-name="ce3">
            <text:p>6,185552</text:p>
          </table:table-cell>
          <table:table-cell office:value-type="float" office:value="6.2042590000000004" table:style-name="ce3">
            <text:p>6,204259</text:p>
          </table:table-cell>
          <table:table-cell office:value-type="float" office:value="6.2030250000000002" table:style-name="ce3">
            <text:p>6,203025</text:p>
          </table:table-cell>
          <table:table-cell office:value-type="float" office:value="6.3815119999999999" table:style-name="ce3">
            <text:p>6,381512</text:p>
          </table:table-cell>
          <table:table-cell office:value-type="float" office:value="6.4335899999999997" table:style-name="ce3">
            <text:p>6,433590</text:p>
          </table:table-cell>
          <table:table-cell office:value-type="float" office:value="6.5665420000000001" table:style-name="ce3">
            <text:p>6,566542</text:p>
          </table:table-cell>
          <table:table-cell office:value-type="float" office:value="6.5967979999999997" table:style-name="ce3">
            <text:p>6,596798</text:p>
          </table:table-cell>
          <table:table-cell office:value-type="float" office:value="6.29636" table:style-name="ce4">
            <text:p>6,296360</text:p>
          </table:table-cell>
          <table:table-cell office:value-type="float" office:value="6.4786890000000001" table:style-name="ce4">
            <text:p>6,478689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8">
            <text:p>Media</text:p>
          </table:table-cell>
          <table:covered-table-cell/>
          <table:table-cell office:value-type="string" table:number-columns-spanned="2" table:number-rows-spanned="1" table:style-name="ce8">
            <text:p>Desviación típica</text:p>
          </table:table-cell>
          <table:covered-table-cell/>
          <table:table-cell office:value-type="string" table:number-columns-spanned="4" table:number-rows-spanned="1" table:style-name="ce8">
            <text:p>Intervalo de confianza (95%) inferior</text:p>
          </table:table-cell>
          <table:covered-table-cell table:number-columns-repeated="3"/>
          <table:table-cell office:value-type="string" table:number-columns-spanned="4" table:number-rows-spanned="1" table:style-name="ce8">
            <text:p>Intervalo de confianza (95%) superior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float" office:value="6.3399083884094978" table:formula="of:=HARMEAN([.A2:.L2])" table:number-columns-spanned="2" table:number-rows-spanned="1" table:style-name="ce2">
            <text:p>6,339908388</text:p>
          </table:table-cell>
          <table:covered-table-cell/>
          <table:table-cell office:value-type="float" office:value="0.17024772170119323" table:formula="of:=STDEV([.A2:.L2])" table:number-columns-spanned="2" table:number-rows-spanned="1" table:style-name="ce2">
            <text:p>0,170247722</text:p>
          </table:table-cell>
          <table:covered-table-cell/>
          <table:table-cell office:value-type="float" office:value="5.9994129450071112" table:formula="of:=[.A4]-2*[.C4]" table:number-columns-spanned="4" table:number-rows-spanned="1" table:style-name="ce2">
            <text:p>5,999412945</text:p>
          </table:table-cell>
          <table:covered-table-cell table:number-columns-repeated="3"/>
          <table:table-cell office:value-type="float" office:value="6.6804038318118844" table:formula="of:=[.A4]+2*[.C4]" table:number-columns-spanned="4" table:number-rows-spanned="1" table:style-name="ce2">
            <text:p>6,680403832</text:p>
          </table:table-cell>
          <table:covered-table-cell table:number-columns-repeated="3"/>
          <table:table-cell table:number-columns-repeated="1637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6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yte</meta:initial-creator>
    <dc:creator>Mayte</dc:creator>
    <meta:creation-date>2020-10-28T09:08:30Z</meta:creation-date>
    <dc:date>2020-10-28T09:43:46Z</dc:date>
  </office:meta>
</office:document-meta>
</file>